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d5156" style:font-name="arial" fo:font-size="10.5pt" fo:letter-spacing="normal" fo:font-style="normal" fo:font-weight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eatles foi uma banda de rock britânica formada em 1960 na cidade de Liverpool. Formada por John Lennon, Paul McCartney, George Harrison e Ringo Starr, é considerada a banda mais influente de todos os temp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0:58:54.526076863</meta:creation-date>
    <dc:date>2022-10-03T11:30:40.883225903</dc:date>
    <meta:editing-duration>PT11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6" meta:character-count="212" meta:non-whitespace-character-count="177"/>
  </office:meta>
</office:document-meta>
</file>